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language="en" fo:country="US" style:font-name-asian="Times New Roman" style:font-name-complex="Times New Roman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7cm" svg:height="0.93cm" draw:z-index="0"><draw:image xlink:href="../../odt_eng/images/0124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Free play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349cm" draw:z-index="0"><draw:image xlink:href="../../odt_eng/images/012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implements the transformation of the vector of input signals by means of a </text:span></text:span><text:span text:style-name="Основной_20_шрифт_20_абзаца"><text:span text:style-name="T6">unified </text:span></text:span><text:span text:style-name="Основной_20_шрифт_20_абзаца"><text:span text:style-name="T3">non-linear static curve of “Free play” type </text:span></text:span><text:span text:style-name="Основной_20_шрифт_20_абзаца"><text:span text:style-name="T6">with different initial conditions</text:span></text:span><text:span text:style-name="Основной_20_шрифт_20_абзаца"><text:span text:style-name="T3"> as per the following algorithm:</text:span></text:span></text:p>
            <text:p text:style-name="P5"><draw:frame draw:style-name="fr3" draw:name="Графический объект4" text:anchor-type="as-char" svg:y="0cm" svg:width="2.538cm" svg:height="2.223cm" draw:z-index="0"><draw:image xlink:href="../../odt_eng/images/0124_static.png" xlink:type="simple" xlink:show="embed" xlink:actuate="onLoad"/></draw:frame></text:p>
            <text:p text:style-name="P4"><draw:frame draw:style-name="fr4" draw:name="Объект1" text:anchor-type="as-char" svg:width="12.809cm" svg:height="6.856cm" draw:z-index="0"><draw:object xlink:href="./Object 18" xlink:type="simple" xlink:show="embed" xlink:actuate="onLoad"/><draw:image xlink:href="./ObjectReplacements/Object 18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Объект2" text:anchor-type="as-char" svg:width="1.064cm" svg:height="0.564cm" draw:z-index="0"><draw:object xlink:href="./Object 10" xlink:type="simple" xlink:show="embed" xlink:actuate="onLoad"/><draw:image xlink:href="./ObjectReplacements/Object 10" xlink:type="simple" xlink:show="embed" xlink:actuate="onLoad"/><svg:title>формула</svg:title></draw:frame></text:span></text:span><text:span text:style-name="Основной_20_шрифт_20_абзаца"><text:span text:style-name="T3">is for the vector of input signals</text:span></text:span><text:span text:style-name="Основной_20_шрифт_20_абзаца"><text:span text:style-name="T3">;</text:span></text:span><text:span text:style-name="Основной_20_шрифт_20_абзаца"><text:span text:style-name="T3"><draw:frame draw:style-name="fr4" draw:name="Объект3" text:anchor-type="as-char" svg:width="1.087cm" svg:height="0.564cm" draw:z-index="0"><draw:object xlink:href="./Object 11" xlink:type="simple" xlink:show="embed" xlink:actuate="onLoad"/><draw:image xlink:href="./ObjectReplacements/Object 11" xlink:type="simple" xlink:show="embed" xlink:actuate="onLoad"/><svg:title>формула</svg:title></draw:frame></text:span></text:span><text:span text:style-name="Основной_20_шрифт_20_абзаца"><text:span text:style-name="T3">is for the vector of output signals</text:span></text:span><text:span text:style-name="Основной_20_шрифт_20_абзаца"><text:span text:style-name="T3">,</text:span></text:span><text:span text:style-name="Основной_20_шрифт_20_абзаца"><text:span text:style-name="T3"><draw:frame draw:style-name="fr4" draw:name="Объект4" text:anchor-type="as-char" svg:width="0.796cm" svg:height="0.549cm" draw:z-index="0"><draw:object xlink:href="./Object 12" xlink:type="simple" xlink:show="embed" xlink:actuate="onLoad"/><draw:image xlink:href="./ObjectReplacements/Object 12" xlink:type="simple" xlink:show="embed" xlink:actuate="onLoad"/><svg:title>формула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<text:s/></text:span></text:span><text:span text:style-name="Основной_20_шрифт_20_абзаца"><text:span text:style-name="T3">i</text:span></text:span><text:span text:style-name="Основной_20_шрифт_20_абзаца"><text:span text:style-name="T3">s for a previous time step of integration.</text:span></text:span></text:p>
            <text:p text:style-name="Text_20_body"><text:span text:style-name="Основной_20_шрифт_20_абзаца"><text:span text:style-name="T4">Properties</text:span></text:span>:</text:p>
            <text:list xml:id="list2334990436268114409" text:style-name="L1">
              <text:list-item>
                <text:p text:style-name="P8"><text:span text:style-name="Основной_20_шрифт_20_абзаца"><text:span text:style-name="T2">Half of clearance zone width – </text:span></text:span><text:span text:style-name="Основной_20_шрифт_20_абзаца"><text:span text:style-name="T2"><draw:frame draw:style-name="fr4" draw:name="Объект5" text:anchor-type="as-char" svg:width="0.46cm" svg:height="0.549cm" draw:z-index="0"><draw:object xlink:href="./Object 13" xlink:type="simple" xlink:show="embed" xlink:actuate="onLoad"/><draw:image xlink:href="./ObjectReplacements/Object 13" xlink:type="simple" xlink:show="embed" xlink:actuate="onLoad"/><svg:title>формула</svg:title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Amplification coefficient –</text:span></text:span> <draw:frame draw:style-name="fr4" draw:name="Объект6" text:anchor-type="as-char" svg:width="0.485cm" svg:height="0.549cm" draw:z-index="0"><draw:object xlink:href="./Object 14" xlink:type="simple" xlink:show="embed" xlink:actuate="onLoad"/><draw:image xlink:href="./ObjectReplacements/Object 14" xlink:type="simple" xlink:show="embed" xlink:actuate="onLoad"/></draw:frame>.</text:p>
              </text:list-item>
              <text:list-item>
                <text:p text:style-name="P8"><text:span text:style-name="Основной_20_шрифт_20_абзаца"><text:span text:style-name="T2">Initial conditions – vector of initial conditions</text:span></text:span> <draw:frame draw:style-name="fr4" draw:name="Объект7" text:anchor-type="as-char" svg:width="1.169cm" svg:height="0.564cm" draw:z-index="0"><draw:object xlink:href="./Object 15" xlink:type="simple" xlink:show="embed" xlink:actuate="onLoad"/><draw:image xlink:href="./ObjectReplacements/Object 15" xlink:type="simple" xlink:show="embed" xlink:actuate="onLoad"/></draw:frame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Lower value of the function –</text:span></text:span><text:span text:style-name="Основной_20_шрифт_20_абзаца"><text:span text:style-name="T2"><draw:frame draw:style-name="fr4" draw:name="Объект8" text:anchor-type="as-char" svg:width="0.653cm" svg:height="0.621cm" draw:z-index="0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Upper value of the function –</text:span></text:span><text:span text:style-name="Основной_20_шрифт_20_абзаца"><text:span text:style-name="T2"><draw:frame draw:style-name="fr4" draw:name="Объект9" text:anchor-type="as-char" svg:width="0.663cm" svg:height="0.621cm" draw:z-index="0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5">Note</text:span></text:span><text:span text:style-name="Основной_20_шрифт_20_абзаца"><text:span text:style-name="T5">:</text:span></text:span><text:span text:style-name="Основной_20_шрифт_20_абзаца"><text:span text:style-name="T2"> </text:span></text:span><text:span text:style-name="Основной_20_шрифт_20_абзаца"><text:span text:style-name="T2">to realize the vector processing any signals to be transformed shall be “compressed” in a vector input si</text:span></text:span><text:span text:style-name="Основной_20_шрифт_20_абзаца"><text:span text:style-name="T2">gnal by means of a typical </text:span></text:span><text:span text:style-name="Основной_20_шрифт_20_абзаца"><text:span text:style-name="T7">Multiplexer</text:span></text:span><text:span text:style-name="Основной_20_шрифт_20_абзаца"><text:span text:style-name="T2"> unit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юфт</dc:title>
    <meta:initial-creator>hp</meta:initial-creator>
    <meta:creation-date>2012-02-15T20:52:00</meta:creation-date>
    <dc:date>2012-03-05T20:38:43.40</dc:date>
    <meta:editing-cycles>5</meta:editing-cycles>
    <meta:editing-duration>PT2H36M13S</meta:editing-duration>
    <dc:creator>Александр </dc:creator>
    <meta:document-statistic meta:character-count="724" meta:image-count="3" meta:object-count="9" meta:page-count="1" meta:paragraph-count="16" meta:table-count="1" meta:word-count="12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4.odt/Normal.dotm"/>
  </office:meta>
</office:document-meta>
</file>

<file path=Object 10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2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3/content.xml><?xml version="1.0" encoding="utf-8"?>
<math xmlns="http://www.w3.org/1998/Math/MathML">
  <semantics>
    <mrow>
      <mi>b</mi>
    </mrow>
    <annotation encoding="StarMath 5.0">b</annotation>
  </semantics>
</math>
</file>

<file path=Object 14/content.xml><?xml version="1.0" encoding="utf-8"?>
<math xmlns="http://www.w3.org/1998/Math/MathML">
  <semantics>
    <mrow>
      <mi>k</mi>
    </mrow>
    <annotation encoding="StarMath 5.0">k</annotation>
  </semantics>
</math>
</file>

<file path=Object 15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

<file path=Object 16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7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sub>
                  <math:mi>y</math:mi>
                  <math:mn>1,</math:mn>
                </math:msub>
                <math:mi/>
                <math:mtext>if</math:mtext>
                <math:mi/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≤</math:mo>
                  <math:mi/>
                </math:mrow>
                <math:mrow>
                  <math:mfrac>
                    <math:msub>
                      <math:mi>y</math:mi>
                      <math:mn>1</math:mn>
                    </math:msub>
                    <math:mi>k</math:mi>
                  </math:mfrac>
                  <math:mo math:stretchy="false">−</math:mo>
                  <math:mi>b</math:mi>
                </math:mrow>
                <math:mi>;</math:mi>
              </math:mrow>
            </math:mtr>
            <math:mtr>
              <math:mrow>
                <math:msub>
                  <math:mi>y</math:mi>
                  <math:mn>2,</math:mn>
                </math:msub>
                <math:mi/>
                <math:mtext>if</math:mtext>
                <math:mi/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≥</math:mo>
                  <math:mi/>
                </math:mrow>
                <math:mrow>
                  <math:mfrac>
                    <math:msub>
                      <math:mi>y</math:mi>
                      <math:mn>2</math:mn>
                    </math:msub>
                    <math:mi>k</math:mi>
                  </math:mfrac>
                  <math:mo math:stretchy="false">+</math:mo>
                  <math:mi>b</math:mi>
                </math:mrow>
                <math:mi>;</math:mi>
              </math:mrow>
            </math:mtr>
            <math:mtr>
              <math:mrow>
                <math:mrow>
                  <math:mi>k</math:mi>
                  <math:mo math:stretchy="false">⋅</math:mo>
                  <math:mrow>
                    <math:mo math:stretchy="false">(</math:mo>
                    <math:mrow>
                      <math:mi>x</math:mi>
                      <math:mrow>
                        <math:mrow>
                          <math:mo math:stretchy="false">(</math:mo>
                          <math:mi>t</math:mi>
                          <math:mo math:stretchy="false">)</math:mo>
                        </math:mrow>
                        <math:mo math:stretchy="false">−</math:mo>
                        <math:mi>b</math:mi>
                      </math:mrow>
                    </math:mrow>
                    <math:mo math:stretchy="false">)</math:mo>
                  </math:mrow>
                </math:mrow>
                <math:mi>,</math:mi>
                <math:mi/>
                <math:mtext>if</math:mtext>
                <math:mi/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+</math:mo>
                  <math:mi>b</math:mi>
                </math:mrow>
                <math:mrow>
                  <math:mi/>
                  <math:mo math:stretchy="false">&lt;</math:mo>
                  <math:mi/>
                </math:mrow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&lt;</math:mo>
                  <math:mi/>
                </math:mrow>
                <math:mrow>
                  <math:mfrac>
                    <math:msub>
                      <math:mi>y</math:mi>
                      <math:mn>2</math:mn>
                    </math:msub>
                    <math:mi>k</math:mi>
                  </math:mfrac>
                  <math:mo math:stretchy="false">+</math:mo>
                  <math:mi>b</math:mi>
                </math:mrow>
                <math:mi>;</math:mi>
              </math:mrow>
            </math:mtr>
            <math:mtr>
              <math:mrow>
                <math:mrow>
                  <math:mi>k</math:mi>
                  <math:mo math:stretchy="false">⋅</math:mo>
                  <math:mrow>
                    <math:mo math:stretchy="false">(</math:mo>
                    <math:mrow>
                      <math:mi>x</math:mi>
                      <math:mrow>
                        <math:mrow>
                          <math:mo math:stretchy="false">(</math:mo>
                          <math:mi>t</math:mi>
                          <math:mo math:stretchy="false">)</math:mo>
                        </math:mrow>
                        <math:mo math:stretchy="false">+</math:mo>
                        <math:mi>b</math:mi>
                      </math:mrow>
                    </math:mrow>
                    <math:mo math:stretchy="false">)</math:mo>
                  </math:mrow>
                </math:mrow>
                <math:mi>,</math:mi>
                <math:mi/>
                <math:mtext>if</math:mtext>
                <math:mi/>
                <math:mrow>
                  <math:mfrac>
                    <math:msub>
                      <math:mi>y</math:mi>
                      <math:mn>1</math:mn>
                    </math:msub>
                    <math:mi>k</math:mi>
                  </math:mfrac>
                  <math:mo math:stretchy="false">−</math:mo>
                  <math:mi>b</math:mi>
                </math:mrow>
                <math:mrow>
                  <math:mi/>
                  <math:mo math:stretchy="false">&lt;</math:mo>
                  <math:mi/>
                </math:mrow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&lt;</math:mo>
                  <math:mi/>
                </math:mrow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−</math:mo>
                  <math:mi>b</math:mi>
                </math:mrow>
                <math:mi>;</math:mi>
              </math:mrow>
            </math:mtr>
            <math:mtr>
              <math:mrow>
                <math:mi>y</math:mi>
                <math:mrow>
                  <math:mo math:stretchy="false">(</math:mo>
                  <math:mrow>
                    <math:mrow>
                      <math:mi>t</math:mi>
                      <math:mo math:stretchy="false">−</math:mo>
                      <math:mo math:stretchy="false">Δ</math:mo>
                    </math:mrow>
                    <math:mi>t</math:mi>
                  </math:mrow>
                  <math:mo math:stretchy="false">)</math:mo>
                </math:mrow>
                <math:mi>,</math:mi>
                <math:mi/>
                <math:mtext>if</math:mtext>
                <math:mi/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−</math:mo>
                  <math:mi>b</math:mi>
                </math:mrow>
                <math:mrow>
                  <math:mi/>
                  <math:mo math:stretchy="false">≤</math:mo>
                  <math:mi/>
                </math:mrow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≤</math:mo>
                  <math:mi/>
                </math:mrow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+</math:mo>
                  <math:mi>b</math:mi>
                </math:mrow>
                <math:mn>.</math:mn>
              </math:mrow>
            </math:mtr>
          </math:mtable>
        </math:mrow>
      </math:mrow>
    </math:mrow>
    <math:annotation math:encoding="StarMath 5.0">y(t) = left lbrace stack{
y_1, ~"if"~ x(t) ~&lt;=~ { {y_1} over {k} - b} ; #
y_2, ~"if"~ x(t) ~&gt;=~ { {y_2} over {k} + b} ; #
k cdot (x(t)-b), ~"if"~ { {y(t- %DELTA t)} over {k} + b} ~&lt;~ x(t) ~&lt;~ {{y_2} over {k} + b} ; #
k cdot (x(t)+b), ~"if"~ { {y_1} over {k} - b} ~&lt;~ x(t) ~&lt;~ { {y(t- %DELTA t)} over {k} - b} ; #
y(t- %DELTA t), ~ "if" ~ { {y(t- %DELTA t)} over {k} - b} ~ &lt;= ~ x(t) ~ &lt;= ~ { {y(t- %DELTA t)} over {k} + b} .
} right none
</math:annotation>
  </math:semantics>
</math:math>
</file>